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4956a" officeooo:paragraph-rsid="0004956a"/>
    </style:style>
    <style:style style:name="P2" style:family="paragraph" style:parent-style-name="Text_20_body">
      <style:text-properties officeooo:rsid="0004956a" officeooo:paragraph-rsid="0004956a"/>
    </style:style>
    <style:style style:name="P3" style:family="paragraph" style:parent-style-name="Text_20_body">
      <style:paragraph-properties fo:text-align="center" style:justify-single-word="false"/>
      <style:text-properties officeooo:rsid="0004956a" officeooo:paragraph-rsid="0004956a"/>
    </style:style>
    <style:style style:name="P4" style:family="paragraph" style:parent-style-name="Heading_20_1">
      <style:paragraph-properties fo:text-align="end" style:justify-single-word="false" fo:break-before="page"/>
      <style:text-properties officeooo:rsid="0004956a" officeooo:paragraph-rsid="0004956a"/>
    </style:style>
    <style:style style:name="P5" style:family="paragraph" style:parent-style-name="Text_20_body">
      <style:paragraph-properties fo:text-align="end" style:justify-single-word="false"/>
      <style:text-properties officeooo:rsid="0004956a" officeooo:paragraph-rsid="0004956a"/>
    </style:style>
    <style:style style:name="P6" style:family="paragraph" style:parent-style-name="Text_20_body" style:list-style-name="L1">
      <style:paragraph-properties fo:line-height="100%" fo:text-align="end" style:justify-single-word="false"/>
      <style:text-properties officeooo:paragraph-rsid="0004956a"/>
    </style:style>
    <style:style style:name="P7" style:family="paragraph" style:parent-style-name="Text_20_body" style:list-style-name="L1">
      <style:paragraph-properties fo:margin-top="0cm" fo:margin-bottom="0cm" style:contextual-spacing="false" fo:line-height="100%" fo:text-align="end" style:justify-single-word="false"/>
      <style:text-properties officeooo:paragraph-rsid="0004956a"/>
    </style:style>
    <style:style style:name="P8" style:family="paragraph" style:parent-style-name="Text_20_body" style:list-style-name="L2">
      <style:paragraph-properties fo:margin-top="0cm" fo:margin-bottom="0cm" style:contextual-spacing="false" fo:line-height="100%" fo:text-align="end" style:justify-single-word="false" style:writing-mode="rl-tb"/>
    </style:style>
    <style:style style:name="P9" style:family="paragraph" style:parent-style-name="Text_20_body" style:list-style-name="L2">
      <style:paragraph-properties fo:line-height="100%" fo:text-align="end" style:justify-single-word="false" style:writing-mode="rl-tb"/>
    </style:style>
    <style:style style:name="P10" style:family="paragraph" style:parent-style-name="Text_20_body" style:list-style-name="L3">
      <style:paragraph-properties fo:margin-top="0cm" fo:margin-bottom="0cm" style:contextual-spacing="false" fo:line-height="100%" fo:text-align="end" style:justify-single-word="false" style:writing-mode="rl-tb"/>
      <style:text-properties fo:font-size="12pt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cm" style:contextual-spacing="false" fo:line-height="100%" fo:text-align="end" style:justify-single-word="false" style:writing-mode="rl-tb"/>
      <style:text-properties fo:font-size="12pt" officeooo:paragraph-rsid="0005ce73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.146cm" style:contextual-spacing="false" fo:line-height="100%" fo:text-align="end" style:justify-single-word="false" style:writing-mode="rl-tb"/>
      <style:text-properties fo:font-size="12pt" officeooo:paragraph-rsid="0005ce73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cm" style:contextual-spacing="false" fo:line-height="100%" fo:text-align="end" style:justify-single-word="false" style:writing-mode="rl-tb"/>
    </style:style>
    <style:style style:name="P14" style:family="paragraph" style:parent-style-name="Text_20_body" style:list-style-name="L4">
      <style:paragraph-properties fo:line-height="100%" fo:text-align="end" style:justify-single-word="false" style:writing-mode="rl-tb"/>
    </style:style>
    <style:style style:name="P15" style:family="paragraph" style:parent-style-name="Text_20_body" style:list-style-name="L1">
      <style:paragraph-properties fo:margin-top="0.201cm" fo:margin-bottom="0.201cm" style:contextual-spacing="false" fo:line-height="100%" fo:text-align="end" style:justify-single-word="false" style:writing-mode="rl-tb"/>
      <style:text-properties officeooo:paragraph-rsid="0004956a"/>
    </style:style>
    <style:style style:name="P16" style:family="paragraph" style:parent-style-name="Text_20_body" style:list-style-name="L1">
      <style:paragraph-properties fo:margin-top="0.101cm" fo:margin-bottom="0.101cm" style:contextual-spacing="false" fo:line-height="100%" fo:text-align="end" style:justify-single-word="false" style:writing-mode="rl-tb"/>
      <style:text-properties officeooo:paragraph-rsid="0004956a"/>
    </style:style>
    <style:style style:name="P17" style:family="paragraph" style:parent-style-name="Text_20_body" style:list-style-name="L1">
      <style:paragraph-properties fo:margin-top="0cm" fo:margin-bottom="0cm" style:contextual-spacing="false" fo:line-height="100%" fo:text-align="end" style:justify-single-word="false" style:writing-mode="rl-tb"/>
    </style:style>
    <style:style style:name="P18" style:family="paragraph" style:parent-style-name="Text_20_body" style:list-style-name="L1">
      <style:paragraph-properties fo:margin-top="0cm" fo:margin-bottom="0cm" style:contextual-spacing="false" fo:line-height="100%" fo:text-align="end" style:justify-single-word="false" style:writing-mode="rl-tb"/>
      <style:text-properties officeooo:paragraph-rsid="0007bb87"/>
    </style:style>
    <style:style style:name="P19" style:family="paragraph" style:parent-style-name="Text_20_body" style:list-style-name="L1">
      <style:paragraph-properties fo:margin-top="0.101cm" fo:margin-bottom="0.101cm" style:contextual-spacing="false" fo:line-height="100%" fo:text-align="end" style:justify-single-word="false" style:writing-mode="rl-tb"/>
      <style:text-properties officeooo:paragraph-rsid="0007bb87"/>
    </style:style>
    <style:style style:name="P20" style:family="paragraph" style:parent-style-name="Text_20_body" style:list-style-name="L1">
      <style:paragraph-properties fo:line-height="100%" fo:text-align="end" style:justify-single-word="false" style:writing-mode="rl-tb"/>
      <style:text-properties officeooo:paragraph-rsid="0004956a"/>
    </style:style>
    <style:style style:name="P21" style:family="paragraph" style:parent-style-name="Text_20_body" style:list-style-name="L1">
      <style:paragraph-properties fo:margin-top="0cm" fo:margin-bottom="0cm" style:contextual-spacing="false" fo:line-height="100%" fo:text-align="end" style:justify-single-word="false" style:writing-mode="rl-tb"/>
      <style:text-properties fo:font-size="12pt" style:font-size-asian="12pt" style:font-size-complex="12pt"/>
    </style:style>
    <style:style style:name="P22" style:family="paragraph" style:parent-style-name="Text_20_body" style:list-style-name="L1">
      <style:paragraph-properties fo:line-height="100%" fo:text-align="end" style:justify-single-word="false" style:writing-mode="rl-tb"/>
      <style:text-properties fo:font-size="12pt" style:font-size-asian="12pt" style:font-size-complex="12pt"/>
    </style:style>
    <style:style style:name="P23" style:family="paragraph" style:parent-style-name="Text_20_body" style:list-style-name="L1">
      <style:paragraph-properties fo:line-height="100%" fo:text-align="end" style:justify-single-word="false" style:writing-mode="rl-tb"/>
    </style:style>
    <style:style style:name="P24" style:family="paragraph" style:parent-style-name="Text_20_body">
      <style:paragraph-properties fo:text-align="end" style:justify-single-word="false" fo:break-before="page"/>
      <style:text-properties officeooo:rsid="0004956a" officeooo:paragraph-rsid="0004956a"/>
    </style:style>
    <style:style style:name="T1" style:family="text">
      <style:text-properties fo:font-weight="bold" officeooo:rsid="0004956a" style:font-weight-asian="bold" style:font-weight-complex="bold"/>
    </style:style>
    <style:style style:name="T2" style:family="text">
      <style:text-properties fo:font-weight="bold" officeooo:rsid="0005ce73" style:font-weight-asian="bold" style:font-weight-complex="bold"/>
    </style:style>
    <style:style style:name="T3" style:family="text">
      <style:text-properties officeooo:rsid="0004956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4f412" style:font-size-asian="12pt" style:font-size-complex="12pt"/>
    </style:style>
    <style:style style:name="T6" style:family="text">
      <style:text-properties officeooo:rsid="0005ce73"/>
    </style:style>
    <style:style style:name="T7" style:family="text">
      <style:text-properties fo:font-weight="bold" officeooo:rsid="0007bb87" style:font-weight-asian="bold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officeooo:rsid="000981e6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752cm" text:min-label-width="0.499cm" fo:text-align="end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 fo:text-align="end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 fo:text-align="end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 fo:text-align="end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 fo:text-align="end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 fo:text-align="end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 fo:text-align="end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 fo:text-align="end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 fo:text-align="end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 fo:text-align="end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 fo:text-align="end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 fo:text-align="end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 fo:text-align="end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 fo:text-align="end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 fo:text-align="end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 fo:text-align="end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 fo:text-align="end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 fo:text-align="end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 fo:text-align="end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 fo:text-align="end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جزوه مهندسی نرم‌افزار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حسام مومیوند فرد</text:p>
      <text:p text:style-name="P3">Hesam Mumivand Fard</text:p>
      <text:p text:style-name="P3"/>
      <text:p text:style-name="P3"/>
      <text:h text:style-name="P4" text:outline-level="1">مفاهیم اولیه در مهندسی نرم‌افزار</text:h>
      <text:p text:style-name="P5">در مهندسی نرم‌افزار ما چندین مفهوم پایه‌ای و مهم داریم که بهشون اشاره میکنیمو یه توضیح خلاصه‌ای هم میدیم:‌</text:p>
      <text:list xml:id="list1819010813" text:style-name="L1">
        <text:list-item>
          <text:p text:style-name="P6"><text:span text:style-name="T1">متدولوژی </text:span><text:span text:style-name="T2">(methodology)</text:span><text:span text:style-name="T3">: </text:span>متدولوژی‌ها مثل Waterfall، Agile، Scrum، یا DevOps روش‌های مدیریت و اجرای پروژه‌ها هستن. اینا بیشتر به "چطور کار رو پیش ببریم" مربوط می‌شن.</text:p>
        </text:list-item>
        <text:list-item>
          <text:p text:style-name="P6"><text:span text:style-name="T1">معماری نرم‌افزار</text:span><text:span text:style-name="T2">(software architecture)</text:span><text:span text:style-name="T3">: </text:span>به ساختار و طراحی کلی سیستم می‌پردازه. مثلاً الگوها (Patterns) مثل MVC، Microservices، یا Layered Architecture.</text:p>
        </text:list-item>
        <text:list-item>
          <text:p text:style-name="P6"><text:span text:style-name="T1">چرخه حیات توسعه نرم‌افزار</text:span><text:span text:style-name="T2">(SDLC – software development life cycle)</text:span><text:span text:style-name="T3">: </text:span>یه مفهوم بزرگ که مراحل ساخت نرم‌افزار رو از ایده تا نگهداری پوشش می‌ده (نیازسنجی، طراحی، کدنویسی، تست، استقرار، نگهداری). یه چارچوب کلان‌تره که متدولوژی‌ها توش جا می‌گیرن.</text:p>
        </text:list-item>
        <text:list-item>
          <text:p text:style-name="P7"><text:span text:style-name="T1">الگوهای طراحی</text:span><text:span text:style-name="T2">(design patterns)</text:span><text:span text:style-name="T1">: </text:span>اینا راه‌حل‌های آماده برای مشکلات رایج تو طراحی نرم‌افزارن. مثلاً: </text:p>
        </text:list-item>
        <text:list-item text:style-override="L2">
          <text:p text:style-name="P8"><text:span text:style-name="Strong_20_Emphasis"><text:span text:style-name="T4">Singleto</text:span></text:span><text:span text:style-name="Strong_20_Emphasis"><text:span text:style-name="T5">n :</text:span></text:span><text:span text:style-name="T4">فقط یه نمونه از یه کلاس داشته باشی. </text:span></text:p>
        </text:list-item>
        <text:list-item text:style-override="L2">
          <text:p text:style-name="P8"><text:span text:style-name="Strong_20_Emphasis"><text:span text:style-name="T4">Factory :</text:span></text:span><text:span text:style-name="T4"> برای ساختن اشیا بدون مشخص کردن کلاس دقیق. </text:span></text:p>
        </text:list-item>
        <text:list-item text:style-override="L2">
          <text:p text:style-name="P9"><text:span text:style-name="Strong_20_Emphasis"><text:span text:style-name="T4">Observer :</text:span></text:span><text:span text:style-name="T4"> وقتی یه تغییر تو یه شیء باید به بقیه خبر بده.</text:span></text:p>
        </text:list-item>
        <text:list-item>
          <text:p text:style-name="P7"><text:span text:style-name="T1">مهندسی نیازمندی</text:span><text:span text:style-name="T2">(requirements engineering)</text:span><text:span text:style-name="T1">: </text:span>به جمع‌آوری، تحلیل، و مدیریت نیازهای پروژه می‌پردازه. مثلاً: </text:p>
        </text:list-item>
        <text:list-item text:style-override="L3">
          <text:p text:style-name="P10">چی از نرم‌افزار می‌خوایم؟ (Functional Requirements) </text:p>
        </text:list-item>
        <text:list-item text:style-override="L3">
          <text:p text:style-name="P11">چه محدودیت‌هایی داریم؟ (Non-Functional Requirements مثل سرعت یا امنیت) </text:p>
        </text:list-item>
        <text:list-item text:style-override="L3">
          <text:p text:style-name="P12">این بخش قبل از طراحی و کدنویسی خیلی مهمه.</text:p>
        </text:list-item>
        <text:list-item>
          <text:p text:style-name="P7"><text:span text:style-name="T1">مدل‌سازی سیستم</text:span><text:span text:style-name="T2">(system modeling):</text:span>استفاده از ابزارها و زبان‌ها برای نمایش سیستم قبل از ساختش. <text:span text:style-name="T6">که بهت کمک میکنن سیستم رو ویژوالایز کنی.</text:span>مثلاً: </text:p>
        </text:list-item>
        <text:list-item text:style-override="L4">
          <text:p text:style-name="P13"><text:span text:style-name="Strong_20_Emphasis"><text:span text:style-name="T4">UML (Unified Modeling Language):</text:span></text:span><text:span text:style-name="T4"> دیاگرام‌هایی مثل Class Diagram، Use Case Diagram. </text:span></text:p>
        </text:list-item>
        <text:list-item text:style-override="L4">
          <text:p text:style-name="P14"><text:span text:style-name="Strong_20_Emphasis"><text:span text:style-name="T4">BPMN:</text:span></text:span><text:span text:style-name="T4"> برای مدل‌سازی فرآیندهای کسب‌وکار.</text:span></text:p>
        </text:list-item>
        <text:list-item>
          <text:p text:style-name="P15"><text:span text:style-name="T1">مدیریت پیکربندی نرم‌افزار</text:span><text:span text:style-name="T7">(software configuration management – SCM):</text:span>به کنترل تغییرات تو کد، نسخه‌ها، و مستندات می‌پردازه. <text:span text:style-name="T4">ابزارهایی مثل Git، SVN، یا GitHub اینجا می‌درخشن</text:span>.</text:p>
        </text:list-item>
        <text:list-item>
          <text:p text:style-name="P16"><text:span text:style-name="T1">کیفیت نرم‌افزار: </text:span>یه مفهوم بزرگ که شامل معیارهایی مثل: </text:p>
          <text:list>
            <text:list-item>
              <text:list>
                <text:list-item>
                  <text:p text:style-name="P17"><text:span text:style-name="Strong_20_Emphasis"><text:span text:style-name="T8">قابلیت اطمینان (Reliability</text:span></text:span><text:span text:style-name="Strong_20_Emphasis"><text:span text:style-name="T4">):</text:span></text:span><text:span text:style-name="T4"> چقدر سیستم پایداره؟ </text:span></text:p>
                </text:list-item>
                <text:list-item>
                  <text:p text:style-name="P17"><text:span text:style-name="Strong_20_Emphasis"><text:span text:style-name="T8">مقیاس‌پذیری (Scalability)</text:span></text:span><text:span text:style-name="Strong_20_Emphasis"><text:span text:style-name="T4">:</text:span></text:span><text:span text:style-name="T4"> با افزایش کاربرا خراب نمی‌شه؟ </text:span></text:p>
                </text:list-item>
                <text:list-item>
                  <text:p text:style-name="P18"><text:span text:style-name="Strong_20_Emphasis"><text:span text:style-name="T8">قابلیت نگهداری (Maintainability):</text:span></text:span><text:span text:style-name="T4"> کدت تمیز و قابل تغییره؟ </text:span></text:p>
                </text:list-item>
              </text:list>
            </text:list-item>
          </text:list>
          <text:p text:style-name="P19">استانداردهایی مثل ISO/IEC 25010 اینو تعریف می‌کنن. </text:p>
        </text:list-item>
        <text:list-item>
          <text:p text:style-name="P20"><text:span text:style-name="T1">تست نرم‌افزار</text:span><text:span text:style-name="T7">(software testing):</text:span>یه حوزه عظیم که مطمئن می‌شه نرم‌افزار درست کار می‌کنه. شامل: </text:p>
          <text:list>
            <text:list-item>
              <text:list>
                <text:list-item>
                  <text:p text:style-name="P21"><text:soft-page-break/>تست واحد (Unit Testing) </text:p>
                </text:list-item>
                <text:list-item>
                  <text:p text:style-name="P21">تست یکپارچگی (Integration Testing) </text:p>
                </text:list-item>
                <text:list-item>
                  <text:p text:style-name="P22">تست سیستم (System Testing) </text:p>
                </text:list-item>
              </text:list>
            </text:list-item>
          </text:list>
          <text:p text:style-name="P17">ابزارهایی مثل Jest، Selenium، یا JUnit اینجا استفاده می‌شن.</text:p>
        </text:list-item>
        <text:list-item>
          <text:p text:style-name="P20"><text:span text:style-name="T1">مهندسی DevOps :</text:span>ترکیبی از توسعه (Development) و عملیات (Operations). مفاهیمش شامل: </text:p>
          <text:list>
            <text:list-item>
              <text:list>
                <text:list-item>
                  <text:p text:style-name="P17"><text:span text:style-name="Strong_20_Emphasis"><text:span text:style-name="T4">CI/CD (Continuous Integration/Continuous Deployment):</text:span></text:span><text:span text:style-name="T4"> خودکارسازی تست و استقرار. </text:span></text:p>
                </text:list-item>
                <text:list-item>
                  <text:p text:style-name="P23"><text:span text:style-name="Strong_20_Emphasis"><text:span text:style-name="T4">Infrastructure as Code:</text:span></text:span><text:span text:style-name="T4"> مدیریت سرورها با کد. </text:span></text:p>
                </text:list-item>
              </text:list>
            </text:list-item>
          </text:list>
          <text:p text:style-name="P17">ابزارهایی مثل Docker، Jenkins، و Kubernetes تو این حوزه هستن.</text:p>
        </text:list-item>
        <text:list-item>
          <text:p text:style-name="P20"><text:span text:style-name="T1">پارادایم‌های برنامه‌نویسی </text:span><text:span text:style-name="T9">(programming paradigms):</text:span>روش‌های مختلف کدنویسی که معماری و ساختار رو تحت تأثیر قرار می‌دن: </text:p>
          <text:list>
            <text:list-item>
              <text:list>
                <text:list-item>
                  <text:p text:style-name="P17"><text:span text:style-name="Strong_20_Emphasis"><text:span text:style-name="T4">شیءگرا (Object-Oriented):</text:span></text:span><text:span text:style-name="T4"> مثل Java یا C++. </text:span></text:p>
                </text:list-item>
                <text:list-item>
                  <text:p text:style-name="P17"><text:span text:style-name="Strong_20_Emphasis"><text:span text:style-name="T4">تابعی (Functional):</text:span></text:span><text:span text:style-name="T4"> مثل Haskell یا تو React با Hooks. </text:span></text:p>
                </text:list-item>
                <text:list-item>
                  <text:p text:style-name="P23"><text:span text:style-name="Strong_20_Emphasis"><text:span text:style-name="T4">رویدادمحور (Event-Driven):</text:span></text:span><text:span text:style-name="T4"> تو اپ‌های موبایل زیاد استفاده می‌شه. </text:span></text:p>
                </text:list-item>
              </text:list>
            </text:list-item>
          </text:list>
        </text:list-item>
      </text:list>
      <text:p text:style-name="P5">در آینده مفصل در مورد هرکدومشون صحبت میکنیم. احتمالاً هرکدوم یه فصل بشن واسه خودشون :)</text:p>
      <text:p text:style-name="P5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vertical-align="auto" style:snap-to-layout-grid="false" style:writing-mode="rl-tb">
        <style:tab-stops/>
      </style:paragraph-properties>
      <style:text-properties fo:font-size="11pt" style:font-size-asian="12pt" style:language-asian="mul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58:52.951813247</meta:creation-date>
    <dc:date>2025-03-21T09:56:49.312435075</dc:date>
    <meta:editing-duration>PT28M14S</meta:editing-duration>
    <meta:editing-cycles>3</meta:editing-cycles>
    <meta:generator>LibreOffice/24.8.5.2$Linux_X86_64 LibreOffice_project/27b361b745d0ea8f99bc93dfcb7a39098dfa5fff</meta:generator>
    <meta:document-statistic meta:table-count="0" meta:image-count="0" meta:object-count="0" meta:page-count="4" meta:paragraph-count="39" meta:word-count="447" meta:character-count="2817" meta:non-whitespace-character-count="2416"/>
  </office:meta>
</office:document-meta>
</file>